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ayloadFormat" style:family="table">
      <style:table-properties style:width="6.925in" table:align="margins"/>
    </style:style>
    <style:style style:name="PayloadFormat.A" style:family="table-column">
      <style:table-column-properties style:column-width="0.4431in" style:rel-column-width="4192*"/>
    </style:style>
    <style:style style:name="PayloadFormat.B" style:family="table-column">
      <style:table-column-properties style:column-width="1.2639in" style:rel-column-width="11960*"/>
    </style:style>
    <style:style style:name="PayloadFormat.C" style:family="table-column">
      <style:table-column-properties style:column-width="0.75in" style:rel-column-width="7097*"/>
    </style:style>
    <style:style style:name="PayloadFormat.D" style:family="table-column">
      <style:table-column-properties style:column-width="4.4681in" style:rel-column-width="42286*"/>
    </style:style>
    <style:style style:name="PayloadForma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PayloadFormat.D1" style:family="table-cell">
      <style:table-cell-properties fo:padding="0.0201in" fo:border="0.05pt solid #000000" style:writing-mode="page"/>
    </style:style>
    <style:style style:name="PayloadForma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PayloadFormat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SetDateTimeRequest" style:family="table">
      <style:table-properties style:width="6.925in" table:align="margins"/>
    </style:style>
    <style:style style:name="SetDateTimeRequest.A" style:family="table-column">
      <style:table-column-properties style:column-width="0.4569in" style:rel-column-width="4324*"/>
    </style:style>
    <style:style style:name="SetDateTimeRequest.B" style:family="table-column">
      <style:table-column-properties style:column-width="1.25in" style:rel-column-width="11829*"/>
    </style:style>
    <style:style style:name="SetDateTimeRequest.C" style:family="table-column">
      <style:table-column-properties style:column-width="0.75in" style:rel-column-width="7097*"/>
    </style:style>
    <style:style style:name="SetDateTimeRequest.D" style:family="table-column">
      <style:table-column-properties style:column-width="4.4681in" style:rel-column-width="42285*"/>
    </style:style>
    <style:style style:name="SetDateTimeReques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etDateTimeRequest.D1" style:family="table-cell">
      <style:table-cell-properties fo:padding="0.0201in" fo:border="0.05pt solid #000000" style:writing-mode="page"/>
    </style:style>
    <style:style style:name="SetDateTimeReques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etDateTimeRequest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569in" style:rel-column-width="4324*"/>
    </style:style>
    <style:style style:name="Table2.B" style:family="table-column">
      <style:table-column-properties style:column-width="1.25in" style:rel-column-width="11829*"/>
    </style:style>
    <style:style style:name="Table2.C" style:family="table-column">
      <style:table-column-properties style:column-width="0.75in" style:rel-column-width="7097*"/>
    </style:style>
    <style:style style:name="Table2.D" style:family="table-column">
      <style:table-column-properties style:column-width="4.4681in" style:rel-column-width="42285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208e5" officeooo:paragraph-rsid="001208e5"/>
    </style:style>
    <style:style style:name="P2" style:family="paragraph" style:parent-style-name="Standard">
      <style:paragraph-properties fo:text-align="center" style:justify-single-word="false"/>
      <style:text-properties officeooo:paragraph-rsid="001208e5"/>
    </style:style>
    <style:style style:name="P3" style:family="paragraph" style:parent-style-name="Standard">
      <style:text-properties officeooo:rsid="00152a0b" officeooo:paragraph-rsid="00152a0b"/>
    </style:style>
    <style:style style:name="P4" style:family="paragraph" style:parent-style-name="Standard">
      <style:text-properties officeooo:rsid="001c2d81" officeooo:paragraph-rsid="001c2d81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1a5538"/>
    </style:style>
    <style:style style:name="P7" style:family="paragraph" style:parent-style-name="Table_20_Contents">
      <style:paragraph-properties fo:text-align="center" style:justify-single-word="false"/>
      <style:text-properties officeooo:rsid="00034c00" officeooo:paragraph-rsid="0016eac6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16eac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045907" officeooo:paragraph-rsid="0016eac6"/>
    </style:style>
    <style:style style:name="P10" style:family="paragraph" style:parent-style-name="Subtitle">
      <style:text-properties officeooo:rsid="001de732" officeooo:paragraph-rsid="001de732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de73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b66ef" officeooo:paragraph-rsid="001b66e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a6a7" officeooo:paragraph-rsid="001ca6a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c2d81" officeooo:paragraph-rsid="001c2d81"/>
    </style:style>
    <style:style style:name="P15" style:family="paragraph" style:parent-style-name="Table_20_Contents">
      <style:paragraph-properties fo:text-align="center" style:justify-single-word="false"/>
      <style:text-properties officeooo:rsid="001ca6a7" officeooo:paragraph-rsid="001ca6a7"/>
    </style:style>
    <style:style style:name="P16" style:family="paragraph" style:parent-style-name="Table_20_Contents">
      <style:paragraph-properties fo:text-align="justify" style:justify-single-word="false"/>
      <style:text-properties officeooo:rsid="001ca6a7" officeooo:paragraph-rsid="001ca6a7"/>
    </style:style>
    <style:style style:name="P17" style:family="paragraph" style:parent-style-name="Table_20_Contents">
      <style:paragraph-properties fo:text-align="center" style:justify-single-word="false"/>
      <style:text-properties officeooo:rsid="001de732" officeooo:paragraph-rsid="001de732"/>
    </style:style>
    <style:style style:name="P18" style:family="paragraph" style:parent-style-name="Table_20_Contents">
      <style:paragraph-properties fo:text-align="center" style:justify-single-word="false"/>
      <style:text-properties officeooo:rsid="001b66ef" officeooo:paragraph-rsid="001b66ef"/>
    </style:style>
    <style:style style:name="P19" style:family="paragraph" style:parent-style-name="Table_20_Contents">
      <style:paragraph-properties fo:text-align="justify" style:justify-single-word="false"/>
      <style:text-properties officeooo:rsid="001c2d81" officeooo:paragraph-rsid="001c2d81"/>
    </style:style>
    <style:style style:name="P20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1b66ef"/>
    </style:style>
    <style:style style:name="P21" style:family="paragraph" style:parent-style-name="Subtitle">
      <style:text-properties officeooo:rsid="001eec1a" officeooo:paragraph-rsid="001eec1a"/>
    </style:style>
    <style:style style:name="P22" style:family="paragraph" style:parent-style-name="Standard">
      <style:paragraph-properties fo:text-align="justify" style:justify-single-word="false"/>
      <style:text-properties officeooo:rsid="001eec1a" officeooo:paragraph-rsid="001eec1a"/>
    </style:style>
    <style:style style:name="P23" style:family="paragraph" style:parent-style-name="Standard">
      <style:paragraph-properties fo:text-align="justify" style:justify-single-word="false"/>
      <style:text-properties officeooo:rsid="002174c2" officeooo:paragraph-rsid="002174c2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1eec1a" officeooo:paragraph-rsid="001eec1a"/>
    </style:style>
    <style:style style:name="P26" style:family="paragraph" style:parent-style-name="Table_20_Contents">
      <style:paragraph-properties fo:text-align="justify" style:justify-single-word="false"/>
      <style:text-properties officeooo:rsid="001eec1a" officeooo:paragraph-rsid="001eec1a"/>
    </style:style>
    <style:style style:name="P27" style:family="paragraph" style:parent-style-name="Table_20_Contents">
      <style:paragraph-properties fo:text-align="center" style:justify-single-word="false"/>
      <style:text-properties officeooo:rsid="002069bb" officeooo:paragraph-rsid="002069bb"/>
    </style:style>
    <style:style style:name="P28" style:family="paragraph" style:parent-style-name="Table_20_Contents">
      <style:paragraph-properties fo:text-align="justify" style:justify-single-word="false"/>
      <style:text-properties officeooo:rsid="002069bb" officeooo:paragraph-rsid="002069bb"/>
    </style:style>
    <style:style style:name="P29" style:family="paragraph" style:parent-style-name="Table_20_Contents">
      <style:paragraph-properties fo:text-align="center" style:justify-single-word="false"/>
      <style:text-properties officeooo:rsid="002174c2" officeooo:paragraph-rsid="002174c2"/>
    </style:style>
    <style:style style:name="P30" style:family="paragraph" style:parent-style-name="Table_20_Contents">
      <style:paragraph-properties fo:text-align="justify" style:justify-single-word="false"/>
      <style:text-properties officeooo:rsid="002174c2" officeooo:paragraph-rsid="002174c2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b66ef" officeooo:paragraph-rsid="002174c2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ca6a7" officeooo:paragraph-rsid="002174c2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eec1a" officeooo:paragraph-rsid="002174c2"/>
    </style:style>
    <style:style style:name="P34" style:family="paragraph" style:parent-style-name="Table_20_Contents">
      <style:paragraph-properties fo:text-align="justify" style:justify-single-word="false"/>
      <style:text-properties officeooo:rsid="001eec1a" officeooo:paragraph-rsid="002174c2"/>
    </style:style>
    <style:style style:name="T1" style:family="text">
      <style:text-properties officeooo:rsid="001208e5"/>
    </style:style>
    <style:style style:name="T2" style:family="text">
      <style:text-properties officeooo:rsid="0013c3e7"/>
    </style:style>
    <style:style style:name="T3" style:family="text">
      <style:text-properties officeooo:rsid="0016eac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4c00"/>
    </style:style>
    <style:style style:name="T6" style:family="text">
      <style:text-properties officeooo:rsid="00189512"/>
    </style:style>
    <style:style style:name="T7" style:family="text">
      <style:text-properties officeooo:rsid="001a5538"/>
    </style:style>
    <style:style style:name="T8" style:family="text">
      <style:text-properties officeooo:rsid="001de732"/>
    </style:style>
    <style:style style:name="T9" style:family="text">
      <style:text-properties officeooo:rsid="001b66ef"/>
    </style:style>
    <style:style style:name="T10" style:family="text">
      <style:text-properties officeooo:rsid="001c2d81"/>
    </style:style>
    <style:style style:name="T11" style:family="text">
      <style:text-properties officeooo:rsid="002174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st (smartphone, PC, gateway) to weather station protocol</text:p>
      <text:p text:style-name="P1">by Shakti Lucidia (<text:a xlink:type="simple" xlink:href="mailto:shakti_lucidia@proton.me" text:style-name="Internet_20_link" text:visited-style-name="Visited_20_Internet_20_Link">shakti_lucidia@proton.me</text:a>)</text:p>
      <text:p text:style-name="P2"><text:span text:style-name="T1">License: AGPLv3 </text:span><text:span text:style-name="T2">or later version</text:span></text:p>
      <text:p text:style-name="P3"/>
      <text:p text:style-name="P3">While data exchange potentially can be carried over various media, in this document mew <text:span text:style-name="T3">will assume that communications are made via Bluetooth-RFCOMM (i.e. via virtual UART)</text:span></text:p>
      <text:p text:style-name="P3"/>
      <text:p text:style-name="P4"><text:span text:style-name="T4">Note:</text:span> All numbers are transferred as little-endian</text:p>
      <text:p text:style-name="Standard"/>
      <text:p text:style-name="Subtitle">Common packet format</text:p>
      <text:p text:style-name="P5"><text:span text:style-name="T5">All packets (</text:span><text:span text:style-name="T3">in </text:span><text:span text:style-name="T5">both directions) have the same basic structure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7">1 byte</text:p>
          </table:table-cell>
          <table:table-cell table:style-name="Table1.A2" office:value-type="string">
            <text:p text:style-name="P7">1-<text:span text:style-name="T6">250</text:span> bytes</text:p>
          </table:table-cell>
          <table:table-cell table:style-name="Table1.D2" office:value-type="string">
            <text:p text:style-name="P7">4 bytes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7">Full packet length (including CRC and packet length byte). Value must be <text:span text:style-name="T6">in </text:span>[6-<text:span text:style-name="T3">255</text:span>] <text:span text:style-name="T6">range</text:span>.</text:p>
          </table:table-cell>
          <table:table-cell table:style-name="Table1.A2" office:value-type="string">
            <text:p text:style-name="P9">Just a payload, here can be anything.</text:p>
          </table:table-cell>
          <table:table-cell table:style-name="Table1.D2" office:value-type="string">
            <text:p text:style-name="P9">Standard CRC32, calculated over f<text:span text:style-name="T4">ull packet length</text:span> and <text:span text:style-name="T4">payload</text:span> fields.</text:p>
          </table:table-cell>
        </table:table-row>
      </table:table>
      <text:p text:style-name="Standard"/>
      <text:p text:style-name="Standard">Packets with wrong full length (i.e. not <text:span text:style-name="T7">in</text:span> [6-<text:span text:style-name="T7">255</text:span>] range) <text:span text:style-name="T7">are</text:span> discarded immediately</text:p>
      <text:p text:style-name="Standard"/>
      <text:p text:style-name="Standard">CRC32 is re-calculated on the receiving side after packet reception, packets with incorrect CRC <text:span text:style-name="T7">are</text:span> discarded too</text:p>
      <text:p text:style-name="Standard"/>
      <text:p text:style-name="P10">Payload header format</text:p>
      <text:p text:style-name="P11"><text:span text:style-name="T8">Each packet payload starts with 5 bytes of payload header. It have</text:span><text:span text:style-name="T9"> the next format:</text:span></text:p>
      <table:table table:name="PayloadFormat" table:style-name="PayloadFormat">
        <table:table-column table:style-name="PayloadFormat.A"/>
        <table:table-column table:style-name="PayloadFormat.B"/>
        <table:table-column table:style-name="PayloadFormat.C"/>
        <table:table-column table:style-name="PayloadFormat.D"/>
        <table:table-row>
          <table:table-cell table:style-name="PayloadFormat.A1" office:value-type="string">
            <text:p text:style-name="P12">Byte<text:span text:style-name="T10">s</text:span></text:p>
          </table:table-cell>
          <table:table-cell table:style-name="PayloadFormat.A1" office:value-type="string">
            <text:p text:style-name="P12">Name</text:p>
          </table:table-cell>
          <table:table-cell table:style-name="PayloadFormat.A1" office:value-type="string">
            <text:p text:style-name="P13">Type</text:p>
          </table:table-cell>
          <table:table-cell table:style-name="PayloadFormat.D1" office:value-type="string">
            <text:p text:style-name="P12">Description</text:p>
          </table:table-cell>
        </table:table-row>
        <table:table-row>
          <table:table-cell table:style-name="PayloadFormat.A2" office:value-type="string">
            <text:p text:style-name="P14">0-3</text:p>
          </table:table-cell>
          <table:table-cell table:style-name="PayloadFormat.A2" office:value-type="string">
            <text:p text:style-name="P14">Sequence ID</text:p>
          </table:table-cell>
          <table:table-cell table:style-name="PayloadFormat.A2" office:value-type="string">
            <text:p text:style-name="P15">uint32_t</text:p>
          </table:table-cell>
          <table:table-cell table:style-name="PayloadFormat.D2" office:value-type="string">
            <text:p text:style-name="P16">Unique random number, generated by host when it sends packet to station. Station response to packet must have the same value</text:p>
            <text:p text:style-name="P16"/>
            <text:p text:style-name="P16">This field is being used for packets acknowledgment</text:p>
          </table:table-cell>
        </table:table-row>
        <table:table-row>
          <table:table-cell table:style-name="PayloadFormat.A2" office:value-type="string">
            <text:p text:style-name="P17">4</text:p>
          </table:table-cell>
          <table:table-cell table:style-name="PayloadFormat.A2" office:value-type="string">
            <text:p text:style-name="P18">Payload type</text:p>
          </table:table-cell>
          <table:table-cell table:style-name="PayloadFormat.A2" office:value-type="string">
            <text:p text:style-name="P15">uint8_t</text:p>
          </table:table-cell>
          <table:table-cell table:style-name="PayloadFormat.D2" office:value-type="string">
            <text:p text:style-name="P19">Possible values:</text:p>
            <text:p text:style-name="P19">0x00 – command from host to station</text:p>
            <text:p text:style-name="P19">0x01 – response from station to host</text:p>
            <text:p text:style-name="P19"/>
            <text:p text:style-name="P19">Packets with incorrect payload type are discarded</text:p>
          </table:table-cell>
        </table:table-row>
      </table:table>
      <text:p text:style-name="P20"/>
      <text:p text:style-name="P21"><text:soft-page-break/>Commands</text:p>
      <text:h text:style-name="Heading_20_2" text:outline-level="2">Set date and time</text:h>
      <text:p text:style-name="P22">Set station date and time (it always use UTC time disregarding user’s timezone, <text:span text:style-name="T11">however timezone info is provided in bytes 7 and 8</text:span>)</text:p>
      <text:p text:style-name="P22"/>
      <text:p text:style-name="P23">Command will fail if host requests to set incorrect time (e.g. hour is not in 0 – 23 range and so on)</text:p>
      <text:p text:style-name="P24"/>
      <text:p text:style-name="P22">Request:</text:p>
      <table:table table:name="SetDateTimeRequest" table:style-name="SetDateTimeRequest">
        <table:table-column table:style-name="SetDateTimeRequest.A"/>
        <table:table-column table:style-name="SetDateTimeRequest.B"/>
        <table:table-column table:style-name="SetDateTimeRequest.C"/>
        <table:table-column table:style-name="SetDateTimeRequest.D"/>
        <table:table-row>
          <table:table-cell table:style-name="SetDateTimeRequest.A1" office:value-type="string">
            <text:p text:style-name="P12">Byte<text:span text:style-name="T10">s</text:span></text:p>
          </table:table-cell>
          <table:table-cell table:style-name="SetDateTimeRequest.A1" office:value-type="string">
            <text:p text:style-name="P12">Name</text:p>
          </table:table-cell>
          <table:table-cell table:style-name="SetDateTimeRequest.A1" office:value-type="string">
            <text:p text:style-name="P13">Type</text:p>
          </table:table-cell>
          <table:table-cell table:style-name="SetDateTimeRequest.D1" office:value-type="string">
            <text:p text:style-name="P12">Description</text:p>
          </table:table-cell>
        </table:table-row>
        <table:table-row>
          <table:table-cell table:style-name="SetDateTimeRequest.A2" office:value-type="string">
            <text:p text:style-name="P25">0-4</text:p>
          </table:table-cell>
          <table:table-cell table:style-name="SetDateTimeRequest.A2" office:value-type="string">
            <text:p text:style-name="P25">Header</text:p>
          </table:table-cell>
          <table:table-cell table:style-name="SetDateTimeRequest.A2" office:value-type="string">
            <text:p text:style-name="P25">N/A</text:p>
          </table:table-cell>
          <table:table-cell table:style-name="SetDateTimeRequest.D2" office:value-type="string">
            <text:p text:style-name="P26">Payload header with payload type = command</text:p>
          </table:table-cell>
        </table:table-row>
        <table:table-row>
          <table:table-cell table:style-name="SetDateTimeRequest.A2" office:value-type="string">
            <text:p text:style-name="P25">5-6</text:p>
          </table:table-cell>
          <table:table-cell table:style-name="SetDateTimeRequest.A2" office:value-type="string">
            <text:p text:style-name="P25">Command code</text:p>
          </table:table-cell>
          <table:table-cell table:style-name="SetDateTimeRequest.A2" office:value-type="string">
            <text:p text:style-name="P25">uint16_t</text:p>
          </table:table-cell>
          <table:table-cell table:style-name="SetDateTimeRequest.D2" office:value-type="string">
            <text:p text:style-name="P26">Command code, it is <text:span text:style-name="T4">0x01</text:span> for set date and time</text:p>
          </table:table-cell>
        </table:table-row>
        <table:table-row>
          <table:table-cell table:style-name="SetDateTimeRequest.A2" office:value-type="string">
            <text:p text:style-name="P27">7-8</text:p>
          </table:table-cell>
          <table:table-cell table:style-name="SetDateTimeRequest.A2" office:value-type="string">
            <text:p text:style-name="P27">Timezone</text:p>
          </table:table-cell>
          <table:table-cell table:style-name="SetDateTimeRequest.A2" office:value-type="string">
            <text:p text:style-name="P27">int16_t</text:p>
          </table:table-cell>
          <table:table-cell table:style-name="SetDateTimeRequest.D2" office:value-type="string">
            <text:p text:style-name="P28">Timeshift from UTC in seconds</text:p>
          </table:table-cell>
        </table:table-row>
        <table:table-row>
          <table:table-cell table:style-name="SetDateTimeRequest.A2" office:value-type="string">
            <text:p text:style-name="P27">9</text:p>
          </table:table-cell>
          <table:table-cell table:style-name="SetDateTimeRequest.A2" office:value-type="string">
            <text:p text:style-name="P27">Year</text:p>
          </table:table-cell>
          <table:table-cell table:style-name="SetDateTimeRequest.A2" office:value-type="string">
            <text:p text:style-name="P27">uint8_t</text:p>
          </table:table-cell>
          <table:table-cell table:style-name="SetDateTimeRequest.D2" office:value-type="string">
            <text:p text:style-name="P28">Year of XXI century</text:p>
          </table:table-cell>
        </table:table-row>
        <table:table-row>
          <table:table-cell table:style-name="SetDateTimeRequest.A2" office:value-type="string">
            <text:p text:style-name="P27">10</text:p>
          </table:table-cell>
          <table:table-cell table:style-name="SetDateTimeRequest.A2" office:value-type="string">
            <text:p text:style-name="P27">Month</text:p>
          </table:table-cell>
          <table:table-cell table:style-name="SetDateTimeRequest.A2" office:value-type="string">
            <text:p text:style-name="P27">uint8_t</text:p>
          </table:table-cell>
          <table:table-cell table:style-name="SetDateTimeRequest.D2" office:value-type="string">
            <text:p text:style-name="P28">Month, starting from 1 (January) to 12 (December)</text:p>
          </table:table-cell>
        </table:table-row>
        <table:table-row>
          <table:table-cell table:style-name="SetDateTimeRequest.A2" office:value-type="string">
            <text:p text:style-name="P27">11</text:p>
          </table:table-cell>
          <table:table-cell table:style-name="SetDateTimeRequest.A2" office:value-type="string">
            <text:p text:style-name="P27">Day of month</text:p>
          </table:table-cell>
          <table:table-cell table:style-name="SetDateTimeRequest.A2" office:value-type="string">
            <text:p text:style-name="P27">uint8_t</text:p>
          </table:table-cell>
          <table:table-cell table:style-name="SetDateTimeRequest.D2" office:value-type="string">
            <text:p text:style-name="P28">Day of month</text:p>
          </table:table-cell>
        </table:table-row>
        <table:table-row>
          <table:table-cell table:style-name="SetDateTimeRequest.A2" office:value-type="string">
            <text:p text:style-name="P27">12</text:p>
          </table:table-cell>
          <table:table-cell table:style-name="SetDateTimeRequest.A2" office:value-type="string">
            <text:p text:style-name="P27">Day of week</text:p>
          </table:table-cell>
          <table:table-cell table:style-name="SetDateTimeRequest.A2" office:value-type="string">
            <text:p text:style-name="P27">uint8_t</text:p>
          </table:table-cell>
          <table:table-cell table:style-name="SetDateTimeRequest.D2" office:value-type="string">
            <text:p text:style-name="P28">Day of week from 1 (Monday) to 7 (Sunday)</text:p>
          </table:table-cell>
        </table:table-row>
        <table:table-row>
          <table:table-cell table:style-name="SetDateTimeRequest.A2" office:value-type="string">
            <text:p text:style-name="P29">13</text:p>
          </table:table-cell>
          <table:table-cell table:style-name="SetDateTimeRequest.A2" office:value-type="string">
            <text:p text:style-name="P29">Hour</text:p>
          </table:table-cell>
          <table:table-cell table:style-name="SetDateTimeRequest.A2" office:value-type="string">
            <text:p text:style-name="P29">uint8_t</text:p>
          </table:table-cell>
          <table:table-cell table:style-name="SetDateTimeRequest.D2" office:value-type="string">
            <text:p text:style-name="P30">Hour (0 – 23)</text:p>
          </table:table-cell>
        </table:table-row>
        <table:table-row>
          <table:table-cell table:style-name="SetDateTimeRequest.A2" office:value-type="string">
            <text:p text:style-name="P29">14</text:p>
          </table:table-cell>
          <table:table-cell table:style-name="SetDateTimeRequest.A2" office:value-type="string">
            <text:p text:style-name="P29">Minute</text:p>
          </table:table-cell>
          <table:table-cell table:style-name="SetDateTimeRequest.A2" office:value-type="string">
            <text:p text:style-name="P29">uint8_t</text:p>
          </table:table-cell>
          <table:table-cell table:style-name="SetDateTimeRequest.D2" office:value-type="string">
            <text:p text:style-name="P30">Minute (0 – 59)</text:p>
          </table:table-cell>
        </table:table-row>
        <table:table-row>
          <table:table-cell table:style-name="SetDateTimeRequest.A2" office:value-type="string">
            <text:p text:style-name="P29">15</text:p>
          </table:table-cell>
          <table:table-cell table:style-name="SetDateTimeRequest.A2" office:value-type="string">
            <text:p text:style-name="P29">Second</text:p>
          </table:table-cell>
          <table:table-cell table:style-name="SetDateTimeRequest.A2" office:value-type="string">
            <text:p text:style-name="P29">uint8_t</text:p>
          </table:table-cell>
          <table:table-cell table:style-name="SetDateTimeRequest.D2" office:value-type="string">
            <text:p text:style-name="P30">Second (0 - 59)</text:p>
          </table:table-cell>
        </table:table-row>
      </table:table>
      <text:p text:style-name="P22"/>
      <text:p text:style-name="P23">Respons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>Byte<text:span text:style-name="T10">s</text:span></text:p>
          </table:table-cell>
          <table:table-cell table:style-name="Table2.A1" office:value-type="string">
            <text:p text:style-name="P31">Name</text:p>
          </table:table-cell>
          <table:table-cell table:style-name="Table2.A1" office:value-type="string">
            <text:p text:style-name="P32">Type</text:p>
          </table:table-cell>
          <table:table-cell table:style-name="Table2.D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3">0-4</text:p>
          </table:table-cell>
          <table:table-cell table:style-name="Table2.A2" office:value-type="string">
            <text:p text:style-name="P33">Header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34">Payload header with payload type = <text:span text:style-name="T11">response</text:span></text:p>
          </table:table-cell>
        </table:table-row>
        <table:table-row>
          <table:table-cell table:style-name="Table2.A2" office:value-type="string">
            <text:p text:style-name="P33">5-6</text:p>
          </table:table-cell>
          <table:table-cell table:style-name="Table2.A2" office:value-type="string">
            <text:p text:style-name="P33">Command code</text:p>
          </table:table-cell>
          <table:table-cell table:style-name="Table2.A2" office:value-type="string">
            <text:p text:style-name="P33">uint16_t</text:p>
          </table:table-cell>
          <table:table-cell table:style-name="Table2.D2" office:value-type="string">
            <text:p text:style-name="P34">Command code, it is <text:span text:style-name="T4">0x01</text:span> for set date and time</text:p>
          </table:table-cell>
        </table:table-row>
        <table:table-row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29">Is successful?</text:p>
          </table:table-cell>
          <table:table-cell table:style-name="Table2.A2" office:value-type="string">
            <text:p text:style-name="P29">uint8_t</text:p>
          </table:table-cell>
          <table:table-cell table:style-name="Table2.D2" office:value-type="string">
            <text:p text:style-name="P30">0x00 if command failed, 0x01 if successful</text:p>
          </table:table-cell>
        </table:table-row>
      </table:table>
      <text:p text:style-name="P23"/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7:14:32.800479012</meta:creation-date>
    <meta:generator>LibreOffice/25.2.5.2$Linux_X86_64 LibreOffice_project/520$Build-2</meta:generator>
    <dc:date>2025-07-31T05:36:19.761946824</dc:date>
    <meta:editing-duration>PT1H8M42S</meta:editing-duration>
    <meta:editing-cycles>12</meta:editing-cycles>
    <meta:document-statistic meta:table-count="4" meta:image-count="0" meta:object-count="0" meta:page-count="2" meta:paragraph-count="104" meta:word-count="403" meta:character-count="2336" meta:non-whitespace-character-count="2032"/>
  </office:meta>
</office:document-meta>
</file>